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6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LTC 3780</text:p>
          </table:table-cell>
          <table:table-cell table:number-columns-repeated="6"/>
        </table:table-row>
        <table:table-row table:style-name="ro1">
          <table:table-cell/>
          <table:table-cell/>
          <table:table-cell table:number-columns-repeated="5"/>
        </table:table-row>
        <table:table-row table:style-name="ro1">
          <table:table-cell office:value-type="string">
            <text:p>V_in_min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  <table:table-cell/>
          <table:table-cell office:value-type="string">
            <text:p>P_out_max</text:p>
          </table:table-cell>
          <table:table-cell table:formula="of:=[.B4]*[.B10]" office:value-type="float" office:value="140">
            <text:p>140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V_in_max</text:p>
          </table:table-cell>
          <table:table-cell office:value-type="float" office:value="28">
            <text:p>28</text:p>
          </table:table-cell>
          <table:table-cell office:value-type="string">
            <text:p>V</text:p>
          </table:table-cell>
          <table:table-cell/>
          <table:table-cell office:value-type="string">
            <text:p>I_in</text:p>
          </table:table-cell>
          <table:table-cell table:formula="of:=[.B7]/[.B3]*[.B10]" office:value-type="float" office:value="35">
            <text:p>35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_in_typ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V_out_min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/>
          <table:table-cell office:value-type="string">
            <text:p>d_I_L,Buck</text:p>
          </table:table-cell>
          <table:table-cell table:formula="of:=[.B8]/([.B11]*[.B12])*(1-[.B8]/[.B4])" office:value-type="float" office:value="0.513392857142857">
            <text:p>0.513392857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_out_max</text:p>
          </table:table-cell>
          <table:table-cell office:value-type="float" office:value="28">
            <text:p>28</text:p>
          </table:table-cell>
          <table:table-cell office:value-type="string">
            <text:p>V</text:p>
          </table:table-cell>
          <table:table-cell/>
          <table:table-cell office:value-type="string">
            <text:p>I_Rip,Buck</text:p>
          </table:table-cell>
          <table:table-cell table:formula="of:=[.F6]*100/[.B10]" office:value-type="float" office:value="10.2678571428571">
            <text:p>10.267857142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V_out_typ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/>
          <table:table-cell office:value-type="string">
            <text:p>d_I_L,Boost</text:p>
          </table:table-cell>
          <table:table-cell table:formula="of:=([.B8]/2)/([.B11]*[.B12])*(1-(([.B8]/2)/[.B8]))" office:value-type="float" office:value="0.15625">
            <text:p>0.15625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I_in_max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/>
          <table:table-cell office:value-type="string">
            <text:p>I_Rip,Boost</text:p>
          </table:table-cell>
          <table:table-cell table:formula="of:=([.F8]*100)/[.B9]" office:value-type="float" office:value="1.5625">
            <text:p>1.562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I_out_max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400000">
            <text:p>400000</text:p>
          </table:table-cell>
          <table:table-cell office:value-type="string">
            <text:p>Hz</text:p>
          </table:table-cell>
          <table:table-cell/>
          <table:table-cell table:style-name="ce1" office:value-type="string">
            <text:p>I_in,max,buck</text:p>
          </table:table-cell>
          <table:table-cell table:formula="of:=[.B10]*(1+[.F7]/200)" office:value-type="float" office:value="5.25669642857143">
            <text:p>5.2566964286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0.00002">
            <text:p>0.00002</text:p>
          </table:table-cell>
          <table:table-cell office:value-type="string">
            <text:p>H</text:p>
          </table:table-cell>
          <table:table-cell/>
          <table:table-cell office:value-type="string">
            <text:p>I_out,max,boost</text:p>
          </table:table-cell>
          <table:table-cell table:formula="of:=[.B7]/[.B3]*[.B10]*(1+[.F9]/200)" office:value-type="float" office:value="35.2734375">
            <text:p>35.2734375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R_sense</text:p>
          </table:table-cell>
          <table:table-cell table:formula="of:=2*0.16*[.B3]/((2*[.B9]*[.B8])+[.F8]*[.B2])" office:value-type="float" office:value="0.0128">
            <text:p>0.0128</text:p>
          </table:table-cell>
          <table:table-cell office:value-type="string">
            <text:p>Oh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1</text:p>
          </table:table-cell>
          <table:table-cell office:value-type="float" office:value="20000">
            <text:p>20000</text:p>
          </table:table-cell>
          <table:table-cell office:value-type="string">
            <text:p>Ohm</text:p>
          </table:table-cell>
          <table:table-cell/>
          <table:table-cell office:value-type="string">
            <text:p>R2_min</text:p>
          </table:table-cell>
          <table:table-cell table:formula="of:=[.B6]*[.B16]/0.8-[.B16]" office:value-type="float" office:value="5000">
            <text:p>5000</text:p>
          </table:table-cell>
          <table:table-cell office:value-type="string">
            <text:p>Ohm</text:p>
          </table:table-cell>
        </table:table-row>
        <table:table-row table:style-name="ro1">
          <table:table-cell table:number-columns-repeated="4"/>
          <table:table-cell office:value-type="string">
            <text:p>R2_max</text:p>
          </table:table-cell>
          <table:table-cell table:style-name="ce2" table:formula="of:=[.B7]*[.B16]/0.8-[.B16]" office:value-type="float" office:value="680000">
            <text:p>680000</text:p>
          </table:table-cell>
          <table:table-cell office:value-type="string">
            <text:p>Ohm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rho_150C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string">
            <text:p>P_A,boost</text:p>
          </table:table-cell>
          <table:table-cell table:formula="of:=([.B7]/[.B3]*[.B10])^2*[.B20]*[.B21]" office:value-type="float" office:value="16.5375">
            <text:p>16.5375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R_DS(on)</text:p>
          </table:table-cell>
          <table:table-cell office:value-type="float" office:value="0.009">
            <text:p>0.009</text:p>
          </table:table-cell>
          <table:table-cell office:value-type="string">
            <text:p>Ohm</text:p>
          </table:table-cell>
          <table:table-cell/>
          <table:table-cell office:value-type="string">
            <text:p>P_B,buck</text:p>
          </table:table-cell>
          <table:table-cell table:formula="of:=([.B4]-[.B6])/[.B4]*[.B10]^2*[.B20]*[.B21]" office:value-type="float" office:value="0.325446428571429">
            <text:p>0.3254464286</text:p>
          </table:table-cell>
          <table:table-cell office:value-type="string">
            <text:p>W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18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teuer</meta:initial-creator>
    <meta:creation-date>2011-06-07T15:34:44</meta:creation-date>
    <dc:date>2011-06-07T18:14:52</dc:date>
    <dc:creator>Sebastian Steuer</dc:creator>
    <meta:editing-duration>PT02H40M10S</meta:editing-duration>
    <meta:editing-cycles>3</meta:editing-cycles>
    <meta:generator>OpenOffice.org/3.2$Unix OpenOffice.org_project/320m19$Build-9505</meta:generator>
    <meta:document-statistic meta:table-count="3" meta:cell-count="79" meta:object-count="0"/>
  </office:meta>
</office:document-meta>
</file>